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r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“Drive the Lane; Together, Hard!”: An Examination of the Effects of Supportive Coplaying and Task Difficulty on Prosocial Behavior</text:p>
          </table:table-cell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“Paying” attention to audiovisual speech: Do incongruent stimuli incur greater cost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closer look at the size of the gaze-liking effect: a preregistered replication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 factorial randomised trial investigating factors influencing general practitioners’ willingness to prescribe aspirin for cancer preventive therapy in Lynch syndrome: a registered report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 Feasible and Efficacious Mobile-Phone Based Lifestyle Intervention for Filipino Americans with Type 2 Diabetes: Randomized Controlled Tri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 genetically informed Registered Report on adverse childhood experiences and mental healt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 Low-Intensity Mobile Health Intervention With and Without Health Counseling for Persons With Type 2 Diabetes, Part 1: Baseline and Short-Term Results From a Randomized Controlled Trial in the Norwegian Part of RENEWING HEALT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 multi-country test of brief reappraisal interventions on emotions during the COVID-19 pandem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multi-lab test of the facial feedback hypothesis by the Many Smiles Collabo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Multilab Preregistered Replication of the Ego-Depletion Effect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 Patient-Held Smartcard With a Unique Identifier and an mHealth Platform to Improve the Availability of Prenatal Test Results in Rural Nigeria: Demonstration Study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 pilot randomized controlled trial of a cognitive-behavioral therapy-guided self-help mobile app for the post-acute treatment of anorexia nervosa: A registered report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 pupillary index of susceptibility to decision biases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 quantified comparison of cortical atlases on the basis of trait morphometric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registered replication study on oxytocin and trust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 registered report of a crossover study on the effects of face masks on walking adaptability in people with Parkinson’s disease and multiple sclero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registered report on presentation factors that influence the attraction eff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Registered Report Survey of Open Research Practices in Psychology Departments in the UK and Irelan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 registered report testing the effect of sleep on Deese-Roediger-McDermott false memory: greater lure and veridical recall but fewer intrusions after sleep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 Replication Attempt of Stereotype Susceptibility (Shih, Pittinsky, &amp; Ambady, 1999): Identity Salience and Shifts in Quantitative Performance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 Secondary Replication Attempt of Stereotype Susceptibility (Shih, Pittinsky, &amp; Ambady, 1999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test of the diffusion model explanation for the worst performance rule using preregistration and blind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Web-Based Psychoeducational Program for Informal Caregivers of Patients With Alzheimer’s Disease: A Pilot Randomized Controlled Tri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cting collectively against air pollution: When does control threat mobilize environmental activism? Registered report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dapting the Wii Fit Balance Board to Enable Active Video Game Play by Wheelchair Users: User-Centered Design and Usability Evaluation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dministration of galacto-oligosaccharide prebiotics in the Flinders Sensitive Line animal model of depre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 and processing effects on perceptual and conceptual priming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gency, communion, and the shifting gender norms in American society?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eviating time poverty among the working poor: a pre-registered longitudinal field experi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evaluation of how connectopic mapping reveals visual field maps in V1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n evolutionary perspective on intergroup dating bias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n Internet-Based Intervention to Promote Mental Fitness for Mildly Depressed Adults: Randomized Controlled Tria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n umbrella review on the use of antipsychotics in anxiety disorders: A registered report protocol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nticipating actions and corticospinal excitability: A preregistered motor TMS experi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e consumption taxes really disliked more than equivalent costs? Inconclusive results in the USA and no effect in the U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e global and specific interindividual differences in cortical thickness associated with facets of cognitive abilities, including face cogniti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e people more averse to microbe-sharing contact with ethnic outgroup members?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e single people a stigmatized ‘group’? Evidence from examinations of social identity, entitativity, and perceived responsibi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essing cognitive flexibility in anorexia nervosa using eye tracking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essing the role of accuracy-based feedback in value-driven attentional cap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ditory-visual integration during nonconscious percep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hor Correction: Understanding belief in political statements using a model-driven experimental approach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ners, Barricades, and Bombs: The Tactical Choices of Social Movements and Public Opinion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Belief, delusion, hypnosis, and the right dorsolateral prefrontal cortex: a transcranial magnetic stimulation study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enefits of power posing: effects on dominance and social sensitiv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yond reach: Do symmetric changes in motor costs affect decision making?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yond the Coverage Plateau: A Comprehensive Study of Fuzz Blockers (Registered Report)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ig Data as a Governance Mechanism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lockchain Disruption and Smart Contracts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lockchain-Based Settlement for Asset Trading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reaks and Code Quality: Investigating the Impact of Forgetting on Software Development. A Registered Report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reaks and Code Quality: Investigating the Impact of Forgetting on Software Development.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kthrough or One-Hit Wonder?: Three Attempts to Replicate Single-Exposure Musical Conditioning Effects on Choice Behavior (Gorn, 198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dging the Gap: Evidence from Externally Hired CE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 masked gaze and arrow stimuli elicit overt orienting of attention?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 Politicians Police Themselves? Natural Experimental Evidence From Brazil’s Audit Cour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 race really be erased? A pre-registered replication stud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gnitive consequences of formal clothing: the effects of clothing versus thinking of cloth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unity-Based Hip Fracture Rehabilitation Interventions for Older Adults With Cognitive Impairment: A Systematic Revie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tive analysis of real bugs in open-source Machine Learning projects -- A Registered Report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Comparative analysis of real bugs in open-source Machine Learning projects --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ing Foodie Calls in Poland, the United Kingdom, and the United States: A Registered Replication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cious and unconscious context-specific cognitive contr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porate Scandals and Regulation &lt;sup&gt;*&lt;/sup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igendum: Measuring the crowd within again: a pre-registered replication study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Could a woman be superman? Gender and the embodiment of power post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sins or conjoined twins: how different are meaning and happiness in everyday life?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CrabSandwich: Fuzzing Rust with Rust (Registered Report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oss-cultural variation in experiences of acceptance, camouflaging and mental health difficulties in autism: A registered repor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Cross-modal relationships between music, emotion, and visual imagery: A comparative study of Iran, Canada, and Japan [Stage 1 Registered Report Snapsh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ontologists are not always trusted over utilitarians: revisiting inferences of trustworthiness from moral judg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Pri: Distance-Based Seed Prioritization for Greybox Fuzzing (Registered Report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losure “Scriptability”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Disgust sensitivity and opposition to immigration: Does contact avoidance or resistance to foreign norms explain the relationship?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Dissociating memory accessibility and precision in forgetting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Do beliefs about font size affect retrospective metamemory judgments in addition to prospective judgments?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 Researchers Anchor their Beliefs on the Outcome of an Initial Study? Testing the Time-Reversal Heuristic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Does a single session of reading literary fiction prime enhanced mentalising performance? Four replication experiments of Kidd and Castano (2013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es art reduce pain and stress? A registered report protocol of investigating autonomic and endocrine markers of music, visual art, and multimodal aesthetic experie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es attitude importance moderate the effects of person-first language?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es blatantly contradictory information reduce the misinformation effect? A Registered Report replication of Loftus (1979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es Cleanliness Influence Moral Judgments?: A Direct Replication of Schnall, Benton, and Harvey (2008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es darkness increase the risk of certain types of crime? A registered report protoc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es ego depletion reduce judgment adjustment for both internally and externally generated anchor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es listening to action-related sentences modulate the activity of the motor system? Replication of a combined TMS and behavioral stud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es messaging matter? A registered report on appearance-versus health-based message framing in exercise appeals targeted towards wom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es Microservices Adoption Impact the Development Velocity? A Cohort Study.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es prestige bias influence the recall and transmission of COVID-19-related information? Protocol registration for an experimental study conducted on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es Recalling Moral Behavior Change the Perception of Brightness?: A Replication and Meta-Analysis of Banerjee, Chatterjee, and Sinha (201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es Road Diversity Really Matter in Testing Automated Driving Systems? -- A Registered Report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Does that pose become you? Testing the effect of body postures on self-concep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es volunteering improve well-being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es writing handedness affect neural representation of symbolic number? An fMRI adaptation stud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e diligence: revisiting the heat–aggression association hypothe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ynamic norms and visual cues: A registered rep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fect of attention on human direction-discrimination thresholds at iso-eccentric locations in the visual field: A registered report protoc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fect of Local Norms on Racial and Ethnic Representation in Gifted Education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Effects of an Information Sharing System on Employee Creativity, Engagement, and Perform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fects of resistance exercises on inhibitory control and plasma epinephrine levels: A registered report of a crossover randomized controlled tri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fects of roadside memorials on drivers’ risk perception and eye move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fects of Subtitles, Complexity, and Language Proficiency on Learning From Online Education Videos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Effects of transcranial magnetic stimulation (TMS) current direction and pulse waveform on cortico-cortical connectivity: A registered report TMS-EEG study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Embodied power, testosterone, and overconfidence as a causal pathway to risk-tak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imating the effect of COVID-19 on trial design characteristics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ting Quantile Assessments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Evaluating the Effect of Web-Based Iranian Diabetic Personal Health Record App on Self-Care Status and Clinical Indicators: Randomized Controlled Tri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tive Priming in the Pronunciation Task: A Preregistered Replication and Extension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Evidence against benefits from cognitive training and transcranial direct current stimulation in healthy older adul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ogenous testosterone increases sensitivity to moral norms in moral dilemma judge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ogenous testosterone increases sensitivity to moral norms in moral dilemma judge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ring decoy effects on computerized task preferences in rhesus monkeys (Macaca mulatta).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Exploring the intra-individual reliability of tDCS: A registered report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Exploring the switching of the focus of attention within working memory: A combined event-related potential and behavioral stud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nding the limits of force endurance: Stimulation of the motor or the frontal corte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ctor structure of intelligence and divergent thinking subtests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ctor structure of intelligence and divergent thinking subtests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ar, Anxiety, and the Error-Related Negativity: A Registered Report of a Multi-Site Replication Stu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m value and government commitment to combating climate chan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ing Impressions of Persona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 network centrality of university rank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rifying national identification increases schadenfreude about asylum seekers when they are a threat, not entitled to seek asylum, and blamed for their advers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 when seen? No support for an effect of observability on environmental conservation in the laboratory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ving less, giving more? Two preregistered replications of the relationship between social class and prosocial behavi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ping the ingroup versus harming the outgroup: Evidence from morality-based grou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 an interviewee knows what information is key to disclose or withho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 does stock liquidity affect corporate cash holdings in Japan?: A pre-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 robust is familiar face recognition? A repeat detection study of more than 1000 faces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How Valuable Is FinTech Innovati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 help, therefore, I am? - A registered report on longitudinal inter-relations of the three-dimensional moral self-concept and prosocial behaviours in preschool childr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ntifying relevant experiences to the measurement of social media experience via focus groups with young people: A registered rep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act of virtual adjunctive cognitive remediation therapy on cognitive flexibility and treatment outcomes in comorbid anorexia nervosa and exercise dependence as quantified using novel biomarkers: A stage 1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airment of manual but not saccadic response inhibition following acute alcohol intoxication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icit and explicit influences of religious cognition on Dictator Game transf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reasing propensity to mind-wander by transcranial direct current stimulation?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uzz: An Interactive Tool for Enhancing Efficiency in Fuzzing through Visual Bottleneck Analysis (Registered Report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uOnline, an Electronic Game for Medical Education on Insulin Therapy: A Randomized Controlled Trial With Primary Care Physicia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ctive Narratives Affecting Social Change: A Closer Look at the Relationship Between Interactivity and Prosocial Behavior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Investigating the role of exogenous cueing on selection history form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stigating Variation in Replicability: A “Many Labs” Replication Proj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stor Behavior and the Benefits of Direct Stock Ownership &lt;sup&gt;*†&lt;/sup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 comfort food really good for the soul? A replication of Troisi and Gabriel's (2011) Study 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 narcissism associated with baseline cortisol in men and wome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 personality variability associated with adjustmen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 spacing really the “friend of induction”?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Is word learning capacity restored after a daytime nap?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It takes two: A replication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anguage complexity, belief-consistency, and the evaluation of polic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rge Language Models for Fuzzing Parsers (Registered Report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guistic effects on news headline success: Evidence from thousands of online field experiments (Registered Report)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iquidity and earnings in event studies: Does data granularity matter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wer social class, better social skills? A registered report testing diverging predictions from the rank and cultural approaches to social cl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ketplace Lending: A New Banking Paradigm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asuring the crowd within again: a pre-registered replication stud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eting your inner super(wo)man: are power poses effective when taught?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emory distrust and imagination inflation: A registered report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Memory distrust and suggestibility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ging Structural and Process–Related Approaches to the Study of Agreeableness: A Preregistered Replication and Extension Attemp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micry of ingroup and outgroup emotional express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igating invalid and mischievous survey responses: A registered report examining risk disparities between heterosexual and lesbian, gay, bisexual, or questioning yout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od effects on attentional control: a preregistered replication study and critical 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l dilemmas and trust in leaders during a global health cri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l incongruence and addiction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 suppression – A good measure of the human mirror neuron system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urophysiological examination of the Affect–Integratio–Motivation framework of decision-making in the aging brain: A registered report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No Clear Support for Differential Influences of Visuospatial and Phonological Resources on Mental Arithmetic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 evidence for a mixing benefit—A registered report of voluntary dialect switch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 evidence that priming analytic thinking reduces belief in conspiracy theories: A Registered Report of high-powered direct replications of Study 2 and Study 4 from Swami, Voracek, Stieger, Tran, and Furnham (2014)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Novelty Not Found: Adaptive Fuzzer Restarts to Improve Input Space Coverage (Registered Report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dge me if you can - how defaults and attitude strength interact to change behavi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ll effects of temporal prediction on recognition memory but evidence for differential neural activity at encoding.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mber-induced shifts in spatial attention: a replication study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Of two minds or one? A registered replication of Rydell et al. (2006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the automatic link between affect and tendencies to approach and avoid: Chen and Bargh (1999) revisi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the reliability of retrieval-induced forget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the selection of endogenous and exogenous sign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line incidental statistical learning of audiovisual word sequences in adults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tological diversity in gaming disorder measurement: a nationally representative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er-to-Peer Lenders Versus Banks: Substitutes or Complement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ceptions of Physical, Sexual, and Psychological Violence Stories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formance Effects of Setting a High Reference Point for Peer-Performance Comparison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ersonality and the subjective experience of body mass in Australian adults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henomenological Strands for Gaming Disorder and Esports Play: A Qualitative Registered Report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olitical uncertainty and Stock returns: Evidence from the Brazilian Political Cri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vs. persuasion: can open body postures embody openness to persuasi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dicting Treatment Response Using Machine Learning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diction of dishonest behavior using the CNI model of moral dilemma judgment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liminary Sample and Dummy/Blinded Data for the Stage 1 Registered Report: Restriction of researcher degrees of freedom through the Psychological Research Preregistration-Quantitative (PRP-QUANT) Template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Preregistered Replication of “Affective Flexibility: Evaluative Processing Goals Shape Amygdala Activity”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Probing the role of the vestibular system in motivation and reward-based atten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ial and ethnic variation in the negativity bias–ideology connection: A registered report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adical framing effects in the ultimatum game: the impact of explicit culturally transmitted frames on economic decision-mak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-evaluating the relationship between pathogen avoidance and preferences for facial symmetry and sexual dimorphism: A registered report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Real and imagined power poses: is the physical experience necessary after al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lication Report and Extension of Maas &amp;amp; Hox (2005), Sufficient Sample Sizes for Multilevel 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lication Report on Mazar, Amir, and Ariely (2008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lication Report on Srull and Wyer (1979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lication Report: Hart &amp; Albarracín (2011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lication Report: Rand, Greene, and Nowak (201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lication Report: Schooler and Engstler-Schooler (1990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lication Report: Strack, Martin, &amp; Stepper (1988)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Registered Replication Report: Study 1 From Finkel, Rusbult, Kumashiro, &amp; Hannon (2002)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egistered Replication Report: Testing Disruptive Effects of Irrelevant Speech on Visual-Spatial Working Mem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ort : Perception of Other's Musical Preferences Based on Their Personal Val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ort : Perception of Other's Musical Preferences Based on Their Personal Values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egistered report (Stage 1 - preprint): Can the pupil old/new effect track the impact of mind-wandering and boredom on recognition memory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egistered Report Evidence Suggests No Relationship Between Objectively-Tracked Video Game Playtime and Wellbeing Over 3 Months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egistered report protocol: A scoping review to identify potential predictors as features for developing automated estimation of the probability of being frail in secondary c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ort protocol: Perceptual effects of Arabic grammatical gender on occupational expectations in a gamified speech production tas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ort Stage 1 manuscript templ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ort: A Laboratory Experiment on Using Different Financial-Incentivization Schemes in Software-Engineering Experiment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ort: Exploratory Analysis of Ownership Diversity and Innovation in the Annual Business Surv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ort: How open do you want your science? An international investigation into knowledge and attitudes of psychology stud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ort: Moderators of the relationship between implicit and explicit measures of evaluation and identifi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ort: Social face evaluation: ethnicity-specific differences in the judgement of trustworthiness of faces and facial par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ort: Social face evaluation: ethnicity-specific differences in the judgement of trustworthiness of faces and facial par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ort: Survey on attitudes and experiences regarding preregistration in psychological resear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ort: The effects of incentivized lies on mem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 Reports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Registered Reports: A new chapter at Ecology &amp; Evolution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Religion, parochialism and intuitive coop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of “Experiencing Physical Warmth Promotes Interpersonal Warmth” by Williams and Bargh (2008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of Experiments Evaluating Impact of Psychological Distance on Moral Judgment: (Eyal, Liberman &amp; Trope, 2008; Gong &amp; Medin, 201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of the Superstition and Performance Study by Damisch, Stoberock, and Mussweiler (2010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Study: A coding-independent function of gene and pseudogene mRNAs regulates tumour biology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Replication study: androgen receptor splice variants determine taxane sensitivity in prostate can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Study: BET bromodomain inhibition as a therapeutic strategy to target c-My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Study: Biomechanical remodeling of the microenvironment by stromal caveolin-1 favors tumor invasion and metasta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Study: Coadministration of a tumor-penetrating peptide enhances the efficacy of cancer dru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Study: Coding-independent regulation of the tumor suppressor PTEN by competing endogenous mR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Study: Discovery and preclinical validation of drug indications using compendia of public gene expression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Study: Fusobacterium nucleatum infection is prevalent in human colorectal carcino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Study: Inhibition of BET recruitment to chromatin as an effective treatment for MLL-fusion leukae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Study: Intestinal inflammation targets cancer-inducing activity of the microbio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study: Melanoma exosomes educate bone marrow progenitor cells toward a pro-metastatic phenotype through M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Study: Melanoma genome sequencing reveals frequent PREX2 mu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Study: Systematic identification of genomic markers of drug sensitivity in cancer cel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Study: The CD47-signal regulatory protein alpha (SIRPa) interaction is a therapeutic target for human solid tumors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Replication Study: The common feature of leukemia-associated IDH1 and IDH2 mutations is a neomorphic enzyme activity converting alpha-ketoglutarate to 2-hydroxygluta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Study: The microRNA miR-34a inhibits prostate cancer stem cells and metastasis by directly repressing CD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Study: Transcriptional amplification in tumor cells with elevated c-My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cation Study: Wnt activity defines colon cancer stem cells and is regulated by the microenvironment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epresenting the location of manipulable objects in shape-selective occipitotemporal cortex: Beyond retinotopic reference frame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ibility of cerebellar involvement as quantified by consensus structural MRI biomarkers in advanced essential trem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ibility of knee extensor and flexor contraction velocity in healthy men and women assessed using tensiomyography: A registered report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eview evaluating the reporting quality of systematic reviews describing animal studies of neurodevelopmental conditions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isiting and extending a response latency measure of inclusion of the other in the sel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isiting Schachter’s Research on Rejection, Deviance, and Communication (1951)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evisiting the Romeo and Juliet Effect (Driscoll, Davis, &amp; Lipetz, 1972): Reexamining the Links Between Social Network Opinions and Romantic Relationship Outcom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isiting Tversky's diagnosticity princi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k communication in tables versus text: a registered report randomized trial on ‘fact boxes'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e of features and categories in the organization of object knowledge: Evidence from adaptation fMR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ling up interactive argumentation by providing counterarguments with a chatb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f-esteem, relationship threat, and dependency regulation: Independent replication of Murray, Rose, Bellavia, Holmes, and Kusche (2002) Study 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elf-insight into emotional and cognitive abilities is not related to higher adjust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f-insight into emotional and cognitive abilities is not related to higher adjust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f-reported Outcome Expectations of Non-invasive Brain Stimulation Are Malleable: a Registered Report that Replicates and Extends Rabipour et al. (2017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e and sensibility: The role of cognitive and emotional intelligence in negoti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x Differences in Distress From Infidelity in Early Adulthood and in Later Life: A Replication and Meta-Analysis of Shackelford et al. (2004)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ex-Differentiated Effects of Physical Attractiveness on Romantic Desire: A Highly Powered, Preregistered Study in a Photograph Evaluation Context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ex, Drugs, and Bitcoin: How Much Illegal Activity Is Financed through Cryptocurrencie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rt bursts of transcutaneous auricular vagus nerve stimulation enhance evoked pupil dilation as a function of stimulation parame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rt Text Messages to Encourage Adherence to Medication and Follow-up for People With Psychosis (Mobile.Net): Randomized Controlled Trial in Finl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tional factors shape moral judgements in the trolley dilemma in Eastern, Southern and Western countries in a culturally diverse s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tial attention is not affected by alpha or beta transcranial Alternating Current Stimulation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1 Registered Report: Refinement of tickling protocols to improve positive animal welfare in laboratory ra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1 Registered Report: Restriction of researcher degrees of freedom through the Psychological Research Preregistration-Quantitative (PRP-QUANT) Template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tage 2 Registered Report: Anomalous perception in a Ganzfeld condition - A meta-analysis of more than 40 years investig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2 Registered Report: Parental and Children’s Religiosity in Early Childhood: Implications for Transmi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2 Registered Report: Variation in neurodevelopmental outcomes in children with sex chromosome trisomies: testing the double hit hypothe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igma and Its Association With Glycemic Control and Hypoglycemia in Adolescents and Young Adults With Type 1 Diabetes: Cross-Sectional Stud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liminal influence on preferences? A test of evaluative conditioning for brief visual conditioned stimuli using auditory unconditioned stimul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plementary materials for: No clear support for differential influences of visuospatial and phonological resources on mental arithmetic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nergistic Mindset Intervention for Competitive Situations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aking a closer look at the Bayesian truth serum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ng A Closer Look At The Bayesian Truth Serum: A Registered Report (Stage 2 Registered Report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ing the Attentional Dwelling Hypothesis of Attentional Capture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The Affect Misattribution Procedure: In Search of Prejudice Effects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The babe with the predictive power: a registered report examining the role of prediction in early word encoding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The Blockchain Folk Theor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causal influence of absolute and relative prevalence on the acceptability of generics – A registered report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The consonant/vowel pattern determines the structure of orthographic representations in the left fusiform gyrus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The ecological roots of human susceptibility to social influence: a pre-registered study investigating the impact of early-life advers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ffect of Cognitive Control on Different Types of Auditory Distraction: A Preregistered Stud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ffect of Concrete Wording on Truth Judgements: A Preregistered Replication and Extension of Hansen &amp; Wänke (2010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ffect of psychological distance on automatic goal contag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ffect of source credibility on the evaluation of statements in a spiritual and scientific context: A registered report stud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ffectiveness of Prompts to Promote Engagement With Digital Interventions: A Systematic Review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The effects of AMPA blockade on the spectral profile of human early visual cortex recordings studied with non-invasive MEG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he Effects of Authoritarian Iconography: An Experimental T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ffects of exposure to objective coherence on perceived meaning in life: a preregistered direct replication of Heintzelman, Trent &amp;amp; King (2013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ffects of ideological value framing and symbolic racism on pro-environmental behavi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ffects of nature-based vs. indoor settings on the adaptability, performance and affect of calisthenics exercisers.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functional subdivision of the visual brain: Is there a real illusion effect on action? A multi-lab replication stud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mpact of Consulting Services on Audit Quality: An Experimental Approa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mpact of Immersive Technology on Nature Relatedness and Pro-Environmental Behavi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mpact of visually simulated self-motion on predicting object motion–A registered report protocol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he Inclusion of Ethnic Minority Patients and the Role of Language in Telehealth Trials for Type 2 Diabetes: A Systematic Revie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abels and models used to describe problematic substance use impact discrete elements of stigma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abels and models used to describe problematic substance use impact discrete elements of stigma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isattribution of emotions and the error-related negativity: A registered report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he Optimization of an eHealth Solution (Thought Spot) with Transition-Aged Youth in Postsecondary Settings: Participatory Design Resear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P600 as a correlate of ventral attention network reorient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personality of U.S. states: Stability from 1999 to 2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process of replication target selection in psychology: what to consider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Promise and Pitfalls of Using Crowdsourcing in Research Prioritization for Back Pain: Cross-Sectional Surveys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The Promises and Pitfalls of Robo-Advising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The psychology of income wealth threshold estimations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elationship between individual differences in gray matter volume and religiosity and mystical experiences: A preregistered voxel-based morphometry stud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elevance of syntactic complexity for truth judgments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ole of brain structure in the association between pubertal timing and depression risk in an early adolescent sample (the ABCD Study®): A registered report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The role of credibility in the relation between management forecasts and analyst forecasts in Japan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The Role of Technology in Mortgage Lend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ole of vigilance in the relationship between neuroticism and health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ocial learning and development of intra- and inter-ethnic sharing norms in the Congo Basin: A registered report protoc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Tone from above: The Effect of Communicating a Supportive Regulatory Strategy on Reporting Quality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The wealth effects of the announcement of the Australian carbon pricing scheme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Three Attempts to Replicate the Moral Licensing Effect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Thriving in midlife: The roles of childhood nurturance and adult defense mechanisms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To which world regions does the valence–dominance model of social perception apply?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Too much praise for reappraisal? Examining reappraisal's impact on threat mitigation depending on its implementation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ning the hands of time again: a purely confirmatory replication study and a Bayesian 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conscious deception detection measured by finger skin temperature and indirect veracity judgments—results of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derstanding belief in political statements using a model-driven experimental approach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derstanding biases and heuristics in charity don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derstanding biases and heuristics in charity don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que and combined effects of quantitative mathematical language and numeracy instruction within a picture book intervention: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EEG and stimulus context to probe the modelling of auditory-visual spee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deo Game Use as Risk Exposure, Protective Incapacitation, or Inconsequential Activity Among University Students: Comparing Approaches in a Unique Risk Environ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olent video game engagement is not associated with adolescents' aggressive behaviour: evidence from a registered re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at Does It Take to Activate Stereotypes? Simple Primes Don’t Seem Enough: A Replication of Stereotype Activation (Banaji &amp; Hardin, 1996; Blair &amp; Banaji, 1996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at drives the structure of the stratigraphic record? A registered report study using forward model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en “We” or “They” exclude others: attributing and evaluating ostracism observed in in-groups and out-grou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kis and Collaborative Writing Applications in Health Care: A Scoping Revie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d knowledge in six- to nine-month-old Norwegian infants? Not without additional frequency cues | Royal Society Open Scie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karounds Emerging From Electronic Health Record System Usage: Consequences for Patient Safety, Effectiveness of Care, and Efficiency of Care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08"/>
        </table:table-row>
        <table:table-row table:style-name="ro1" table:number-rows-repeated="3">
          <table:table-cell table:number-columns-repeated="1019"/>
        </table:table-row>
        <table:table-row table:style-name="ro1" table:number-rows-repeated="4">
          <table:table-cell table:number-columns-repeated="7"/>
          <table:table-cell table:style-name="Default"/>
          <table:table-cell table:number-columns-repeated="1011"/>
        </table:table-row>
        <table:table-row table:style-name="ro1" table:number-rows-repeated="7">
          <table:table-cell table:number-columns-repeated="1019"/>
        </table:table-row>
        <table:table-row table:style-name="ro1">
          <table:table-cell table:number-columns-repeated="7"/>
          <table:table-cell table:style-name="Default"/>
          <table:table-cell table:number-columns-repeated="1011"/>
        </table:table-row>
      </table:table>
      <table:named-expressions/>
      <table:database-ranges>
        <table:database-range table:name="__Anonymous_Sheet_DB__0" table:target-range-address="rr.A1:rr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3T19:46:32.307509249</dc:date>
    <meta:editing-duration>PT3M5S</meta:editing-duration>
    <meta:editing-cycles>2</meta:editing-cycles>
    <meta:document-statistic meta:table-count="1" meta:cell-count="336" meta:object-count="0"/>
  </office:meta>
</office:document-meta>
</file>